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3.57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7819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7138in"/>
    </style:style>
    <style:style style:name="co15" style:family="table-column">
      <style:table-column-properties fo:break-before="auto" style:column-width="1.1965in"/>
    </style:style>
    <style:style style:name="co16" style:family="table-column">
      <style:table-column-properties fo:break-before="auto" style:column-width="1.3465in"/>
    </style:style>
    <style:style style:name="co17" style:family="table-column">
      <style:table-column-properties fo:break-before="auto" style:column-width="1.7in"/>
    </style:style>
    <style:style style:name="co18" style:family="table-column">
      <style:table-column-properties fo:break-before="auto" style:column-width="1.0201in"/>
    </style:style>
    <style:style style:name="co19" style:family="table-column">
      <style:table-column-properties fo:break-before="auto" style:column-width="1.0744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0063in"/>
    </style:style>
    <style:style style:name="co22" style:family="table-column">
      <style:table-column-properties fo:break-before="auto" style:column-width="1.1016in"/>
    </style:style>
    <style:style style:name="co23" style:family="table-column">
      <style:table-column-properties fo:break-before="auto" style:column-width="1.1835in"/>
    </style:style>
    <style:style style:name="co24" style:family="table-column">
      <style:table-column-properties fo:break-before="auto" style:column-width="1.3055in"/>
    </style:style>
    <style:style style:name="co25" style:family="table-column">
      <style:table-column-properties fo:break-before="auto" style:column-width="1.5098in"/>
    </style:style>
    <style:style style:name="co26" style:family="table-column">
      <style:table-column-properties fo:break-before="auto" style:column-width="1.3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="0.99pt solid #000000"/>
    </style:style>
    <style:style style:name="ce10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8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0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Title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Title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9" style:family="table-cell" style:parent-style-name="Pivot_20_Table_20_Corner">
      <style:table-cell-properties fo:border-bottom="none" fo:border-left="2.01pt solid #000000" fo:border-right="none" fo:border-top="none"/>
    </style:style>
    <style:style style:name="ce30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2" style:family="table-cell" style:parent-style-name="Pivot_20_Table_20_Corner">
      <style:table-cell-properties fo:border-bottom="none" fo:border-left="none" fo:border-right="0.99pt solid #000000" fo:border-top="none"/>
    </style:style>
    <style:style style:name="ce33" style:family="table-cell" style:parent-style-name="Pivot_20_Table_20_Field">
      <style:table-cell-properties fo:border="0.99pt solid #000000"/>
    </style:style>
    <style:style style:name="ce34" style:family="table-cell" style:parent-style-name="Pivot_20_Table_20_Category">
      <style:table-cell-properties fo:border="0.99pt solid #000000"/>
    </style:style>
    <style:style style:name="ce35" style:family="table-cell" style:parent-style-name="Pivot_20_Table_20_Category">
      <style:table-cell-properties fo:border-bottom="none" fo:border-left="0.99pt solid #000000" fo:border-right="none" fo:border-top="none"/>
    </style:style>
    <style:style style:name="ce36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Title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TXNdat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1014" table:default-cell-style-name="Default"/>
        <table:table-row table:style-name="ro1">
          <table:table-cell office:value-type="string" table:style-name="ce1">
            <text:p>program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fromAdr</text:p>
          </table:table-cell>
          <table:table-cell office:value-type="string" table:style-name="ce1">
            <text:p>fromPhone</text:p>
          </table:table-cell>
          <table:table-cell office:value-type="string" table:style-name="ce1">
            <text:p>fromType</text:p>
          </table:table-cell>
          <table:table-cell office:value-type="string" table:style-name="ce1">
            <text:p>toAdr</text:p>
          </table:table-cell>
          <table:table-cell office:value-type="string" table:style-name="ce1">
            <text:p>toPhone</text:p>
          </table:table-cell>
          <table:table-cell office:value-type="string" table:style-name="ce1">
            <text:p>toType</text:p>
          </table:table-cell>
          <table:table-cell office:value-type="string" table:style-name="ce1">
            <text:p>value</text:p>
          </table:table-cell>
          <table:table-cell/>
          <table:table-cell table:number-columns-repeated="1014" table:style-name="ce1"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014216007f628e33bfc71120d1cf7e95e740784</text:p>
          </table:table-cell>
          <table:table-cell office:value="41000000039" office:value-type="float">
            <text:p>4100000003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17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17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d9e330fee8d45565e9b9183dfebc70aa3d06533</text:p>
          </table:table-cell>
          <table:table-cell office:value="41000000057" office:value-type="float">
            <text:p>4100000005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4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1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2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2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26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4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4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cf26741a38806a3767adc269dfd5d5bd38be706</text:p>
          </table:table-cell>
          <table:table-cell office:value="41000000072" office:value-type="float">
            <text:p>4100000007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4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5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5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4:5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93a20181a3a317e477aded569e3bd64aae3b5805</text:p>
          </table:table-cell>
          <table:table-cell office:value="41000000076" office:value-type="float">
            <text:p>4100000007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0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0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02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1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1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1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b033efb213d7c84ed879f4ab549f9bede262e258</text:p>
          </table:table-cell>
          <table:table-cell office:value="41000000087" office:value-type="float">
            <text:p>4100000008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6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7:08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1:19.000Z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48" office:value-type="float">
            <text:p>0.4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1:50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45" office:value-type="float">
            <text:p>0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2:31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38" office:value-type="float">
            <text:p>2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3:01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4:28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8" office:value-type="float">
            <text:p>5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5:21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57" office:value-type="float">
            <text:p>2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8:24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65" office:value-type="float">
            <text:p>3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8:4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9:16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19" office:value-type="float">
            <text:p>2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0:33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57" office:value-type="float">
            <text:p>1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0:33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1" office:value-type="float">
            <text:p>1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0:42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91" office:value-type="float">
            <text:p>5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2:03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3" office:value-type="float">
            <text:p>3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2:03.000Z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19" office:value-type="float">
            <text:p>5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0:23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12" office:value-type="float">
            <text:p>2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0:59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21" office:value-type="float">
            <text:p>3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1:25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92" office:value-type="float">
            <text:p>0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2:10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89" office:value-type="float">
            <text:p>0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2:57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1" office:value-type="float">
            <text:p>2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4:06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7" office:value-type="float">
            <text:p>0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4:06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19" office:value-type="float">
            <text:p>4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4:43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42" office:value-type="float">
            <text:p>2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6:04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4" office:value-type="float">
            <text:p>3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6:25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64" office:value-type="float">
            <text:p>5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6:42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96" office:value-type="float">
            <text:p>5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7:33.000Z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92" office:value-type="float">
            <text:p>2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8:29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98" office:value-type="float">
            <text:p>4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8:43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57" office:value-type="float">
            <text:p>2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9:18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92" office:value-type="float">
            <text:p>5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09:53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96" office:value-type="float">
            <text:p>1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0:43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62" office:value-type="float">
            <text:p>4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2:12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65" office:value-type="float">
            <text:p>2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9:22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51" office:value-type="float">
            <text:p>2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1:26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38" office:value-type="float">
            <text:p>3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2:14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13" office:value-type="float">
            <text:p>4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2:52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39" office:value-type="float">
            <text:p>0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3:1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37" office:value-type="float">
            <text:p>5.3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4:19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88" office:value-type="float">
            <text:p>4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4:57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38" office:value-type="float">
            <text:p>0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9:50.000Z</text:p>
          </table:table-cell>
          <table:table-cell office:value-type="string">
            <text:p>0x01f35fec6f655332cafcbdf384f695eeb47a1771</text:p>
          </table:table-cell>
          <table:table-cell office:value="41000000026" office:value-type="float">
            <text:p>4100000002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46" office:value-type="float">
            <text:p>5.4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0:06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47" office:value-type="float">
            <text:p>3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3:21.000Z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4:11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45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62" office:value-type="float">
            <text:p>0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2:04.000Z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98" office:value-type="float">
            <text:p>5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2:04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84" office:value-type="float">
            <text:p>2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2:39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37" office:value-type="float">
            <text:p>0.3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3:28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58" office:value-type="float">
            <text:p>3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2:39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4" office:value-type="float">
            <text:p>1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4:58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3" office:value-type="float">
            <text:p>3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1:28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9" office:value-type="float">
            <text:p>1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0:33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2" office:value-type="float">
            <text:p>2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11:07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83" office:value-type="float">
            <text:p>2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f832bc6ee10ab5a476d0415379ff8b61858eac6</text:p>
          </table:table-cell>
          <table:table-cell office:value="41000000022" office:value-type="float">
            <text:p>4100000002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9:01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47" office:value-type="float">
            <text:p>0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2:16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3" office:value-type="float">
            <text:p>5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44" office:value-type="float">
            <text:p>4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10:24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69" office:value-type="float">
            <text:p>5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43" office:value-type="float">
            <text:p>4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7:53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24" office:value-type="float">
            <text:p>4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0:20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35" office:value-type="float">
            <text:p>4.3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9:23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24" office:value-type="float">
            <text:p>4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4:17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4" office:value-type="float">
            <text:p>2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31" office:value-type="float">
            <text:p>2.3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7:33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2" office:value-type="float">
            <text:p>4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2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7:07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8" office:value-type="float">
            <text:p>4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7:17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54" office:value-type="float">
            <text:p>4.5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10:47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92" office:value-type="float">
            <text:p>4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2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9:38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62" office:value-type="float">
            <text:p>5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7:33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5" office:value-type="float">
            <text:p>2.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0:27.000Z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4" office:value-type="float">
            <text:p>0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8:01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11" office:value-type="float">
            <text:p>0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6:17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9" office:value-type="float">
            <text:p>1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5:39.000Z</text:p>
          </table:table-cell>
          <table:table-cell office:value-type="string">
            <text:p>0x0f832bc6ee10ab5a476d0415379ff8b61858eac6</text:p>
          </table:table-cell>
          <table:table-cell office:value="41000000022" office:value-type="float">
            <text:p>4100000002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51" office:value-type="float">
            <text:p>0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3:30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77" office:value-type="float">
            <text:p>1.7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6:08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72" office:value-type="float">
            <text:p>5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9:27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56" office:value-type="float">
            <text:p>5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b26fee8c5673869a9d7c4cdc66ea2588e886467</text:p>
          </table:table-cell>
          <table:table-cell office:value="41000000016" office:value-type="float">
            <text:p>4100000001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0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4:42.000Z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56" office:value-type="float">
            <text:p>4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3:26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2" office:value-type="float">
            <text:p>4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10:01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21" office:value-type="float">
            <text:p>1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6:10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63" office:value-type="float">
            <text:p>1.6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5:12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9" office:value-type="float">
            <text:p>0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2:53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2" office:value-type="float">
            <text:p>2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6:47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4" office:value-type="float">
            <text:p>1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4:34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91" office:value-type="float">
            <text:p>3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1:15.000Z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98" office:value-type="float">
            <text:p>2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10:35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47" office:value-type="float">
            <text:p>1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7:24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43" office:value-type="float">
            <text:p>2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10:22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93" office:value-type="float">
            <text:p>5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4:44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32" office:value-type="float">
            <text:p>4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5:32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51" office:value-type="float">
            <text:p>2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1:51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" office:value-type="float">
            <text:p>2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9:29.000Z</text:p>
          </table:table-cell>
          <table:table-cell office:value-type="string">
            <text:p>0x5cf26741a38806a3767adc269dfd5d5bd38be706</text:p>
          </table:table-cell>
          <table:table-cell office:value="41000000072" office:value-type="float">
            <text:p>4100000007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57" office:value-type="float">
            <text:p>4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5:03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53" office:value-type="float">
            <text:p>2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3:52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97" office:value-type="float">
            <text:p>0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1:22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84" office:value-type="float">
            <text:p>4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0:34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38" office:value-type="float">
            <text:p>5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7:56.000Z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53" office:value-type="float">
            <text:p>4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9:38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9" office:value-type="float">
            <text:p>1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9:13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13" office:value-type="float">
            <text:p>0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6:45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22" office:value-type="float">
            <text:p>5.2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6:24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62" office:value-type="float">
            <text:p>5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1:42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18" office:value-type="float">
            <text:p>3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3:16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7" office:value-type="float">
            <text:p>2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9:42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7" office:value-type="float">
            <text:p>2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7:43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44" office:value-type="float">
            <text:p>0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8:25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89" office:value-type="float">
            <text:p>1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0:55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64" office:value-type="float">
            <text:p>1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0:55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39" office:value-type="float">
            <text:p>1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5:36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8:22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87" office:value-type="float">
            <text:p>2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1:0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15" office:value-type="float">
            <text:p>4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0:22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89" office:value-type="float">
            <text:p>2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1:47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13" office:value-type="float">
            <text:p>4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0:22.000Z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71" office:value-type="float">
            <text:p>0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8:13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56" office:value-type="float">
            <text:p>2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4:09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88" office:value-type="float">
            <text:p>5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6:24.000Z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71" office:value-type="float">
            <text:p>5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7:36.000Z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41" office:value-type="float">
            <text:p>2.4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3:21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1" office:value-type="float">
            <text:p>2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3:21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99" office:value-type="float">
            <text:p>5.9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2:15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59" office:value-type="float">
            <text:p>0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1:15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17" office:value-type="float">
            <text:p>4.1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0:00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56" office:value-type="float">
            <text:p>1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0:12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66" office:value-type="float">
            <text:p>4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5:1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2" office:value-type="float">
            <text:p>1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10:26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59" office:value-type="float">
            <text:p>0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6:37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76" office:value-type="float">
            <text:p>1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0:20.000Z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69" office:value-type="float">
            <text:p>0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9:20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2" office:value-type="float">
            <text:p>5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024fc81c743093ffe692c99dc989a947076e692</text:p>
          </table:table-cell>
          <table:table-cell office:value="41000000032" office:value-type="float">
            <text:p>41000000032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9:20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15" office:value-type="float">
            <text:p>2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6:38.000Z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91" office:value-type="float">
            <text:p>2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7:28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89" office:value-type="float">
            <text:p>1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8:50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77" office:value-type="float">
            <text:p>4.7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10:35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2" office:value-type="float">
            <text:p>0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10:04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7" office:value-type="float">
            <text:p>3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5:14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43" office:value-type="float">
            <text:p>1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9:45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11" office:value-type="float">
            <text:p>5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2:02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66" office:value-type="float">
            <text:p>4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7:50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52" office:value-type="float">
            <text:p>2.5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7:42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59" office:value-type="float">
            <text:p>3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6:57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9" office:value-type="float">
            <text:p>4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6:58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16" office:value-type="float">
            <text:p>5.1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6:15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11" office:value-type="float">
            <text:p>4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6:52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28" office:value-type="float">
            <text:p>5.2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6:04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39" office:value-type="float">
            <text:p>4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7:24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24" office:value-type="float">
            <text:p>1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2:57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69" office:value-type="float">
            <text:p>5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1:16.000Z</text:p>
          </table:table-cell>
          <table:table-cell office:value-type="string">
            <text:p>0x4bc31dbab91cb828baaa1c73d4f4bb957924f97f</text:p>
          </table:table-cell>
          <table:table-cell office:value="41000000017" office:value-type="float">
            <text:p>4100000001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93" office:value-type="float">
            <text:p>2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1:30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94" office:value-type="float">
            <text:p>3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6:35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8" office:value-type="float">
            <text:p>1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6:17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56" office:value-type="float">
            <text:p>3.5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9:51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98" office:value-type="float">
            <text:p>4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5:0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36" office:value-type="float">
            <text:p>0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9:51.000Z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12" office:value-type="float">
            <text:p>4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4:38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26" office:value-type="float">
            <text:p>1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5:30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61" office:value-type="float">
            <text:p>0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1:30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18" office:value-type="float">
            <text:p>2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2:41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74" office:value-type="float">
            <text:p>2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0:04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39" office:value-type="float">
            <text:p>2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4:25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63" office:value-type="float">
            <text:p>5.6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9:08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39" office:value-type="float">
            <text:p>1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8:15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73" office:value-type="float">
            <text:p>4.7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6:23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1" office:value-type="float">
            <text:p>1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6:06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27" office:value-type="float">
            <text:p>2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2:30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7" office:value-type="float">
            <text:p>1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4:31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33" office:value-type="float">
            <text:p>0.3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4:31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99" office:value-type="float">
            <text:p>5.9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2:37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47" office:value-type="float">
            <text:p>3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3:10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74" office:value-type="float">
            <text:p>0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8:30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77" office:value-type="float">
            <text:p>1.7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4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1:59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21" office:value-type="float">
            <text:p>3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4:38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71" office:value-type="float">
            <text:p>4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2:14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71" office:value-type="float">
            <text:p>4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3:28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6" office:value-type="float">
            <text:p>4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6:07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76" office:value-type="float">
            <text:p>3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5:49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54" office:value-type="float">
            <text:p>2.5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2:26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6" office:value-type="float">
            <text:p>1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6:14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79" office:value-type="float">
            <text:p>4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4:02.000Z</text:p>
          </table:table-cell>
          <table:table-cell office:value-type="string">
            <text:p>0x01f35fec6f655332cafcbdf384f695eeb47a1771</text:p>
          </table:table-cell>
          <table:table-cell office:value="41000000026" office:value-type="float">
            <text:p>4100000002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55" office:value-type="float">
            <text:p>4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7:47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61" office:value-type="float">
            <text:p>0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4:24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49" office:value-type="float">
            <text:p>5.4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1:58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64" office:value-type="float">
            <text:p>1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6:28.000Z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5.78" office:value-type="float">
            <text:p>5.7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2:41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47" office:value-type="float">
            <text:p>2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2:14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9" office:value-type="float">
            <text:p>2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5:03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66" office:value-type="float">
            <text:p>3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0:39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29" office:value-type="float">
            <text:p>5.2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2:03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4:25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24" office:value-type="float">
            <text:p>3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4:30.000Z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69" office:value-type="float">
            <text:p>5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5:29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5:02.000Z</text:p>
          </table:table-cell>
          <table:table-cell office:value-type="string">
            <text:p>0x6014216007f628e33bfc71120d1cf7e95e740784</text:p>
          </table:table-cell>
          <table:table-cell office:value="41000000039" office:value-type="float">
            <text:p>4100000003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61" office:value-type="float">
            <text:p>4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1:14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01f35fec6f655332cafcbdf384f695eeb47a1771</text:p>
          </table:table-cell>
          <table:table-cell office:value="41000000026" office:value-type="float">
            <text:p>41000000026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4:13.000Z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51" office:value-type="float">
            <text:p>5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7:23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9" office:value-type="float">
            <text:p>2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0:32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44" office:value-type="float">
            <text:p>4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7:23.000Z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23" office:value-type="float">
            <text:p>1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5:31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94" office:value-type="float">
            <text:p>1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1:4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1" office:value-type="float">
            <text:p>0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3:51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3" office:value-type="float">
            <text:p>2.3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8:26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55" office:value-type="float">
            <text:p>3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4:09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47" office:value-type="float">
            <text:p>4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1:20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63" office:value-type="float">
            <text:p>1.6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4:52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74" office:value-type="float">
            <text:p>1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3:15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76" office:value-type="float">
            <text:p>5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0:35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36" office:value-type="float">
            <text:p>2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3:41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25" office:value-type="float">
            <text:p>1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5:4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3" office:value-type="float">
            <text:p>5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3:51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21" office:value-type="float">
            <text:p>1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2:29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83" office:value-type="float">
            <text:p>2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1:24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88" office:value-type="float">
            <text:p>1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5:48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7" office:value-type="float">
            <text:p>5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2:53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66" office:value-type="float">
            <text:p>0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12:03.000Z</text:p>
          </table:table-cell>
          <table:table-cell office:value-type="string">
            <text:p>0x1508d05272fdc61ffe59136ae69dd3fe89e652aa</text:p>
          </table:table-cell>
          <table:table-cell office:value="41000000066" office:value-type="float">
            <text:p>4100000006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84" office:value-type="float">
            <text:p>0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2:16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48" office:value-type="float">
            <text:p>3.4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1:47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14" office:value-type="float">
            <text:p>0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7:01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0.75" office:value-type="float">
            <text:p>0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5:02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76" office:value-type="float">
            <text:p>4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9:18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1" office:value-type="float">
            <text:p>4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5:08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13" office:value-type="float">
            <text:p>1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3:06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96" office:value-type="float">
            <text:p>1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4:16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94" office:value-type="float">
            <text:p>1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0:12.000Z</text:p>
          </table:table-cell>
          <table:table-cell office:value-type="string">
            <text:p>0xfdc9a5fe2466fed062e4485bc83a4e10214bef24</text:p>
          </table:table-cell>
          <table:table-cell office:value="41000000053" office:value-type="float">
            <text:p>4100000005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45" office:value-type="float">
            <text:p>0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8:48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79" office:value-type="float">
            <text:p>5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1:46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25" office:value-type="float">
            <text:p>4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11:28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26" office:value-type="float">
            <text:p>0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4:34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66" office:value-type="float">
            <text:p>5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2:46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8" office:value-type="float">
            <text:p>4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10:56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4" office:value-type="float">
            <text:p>3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2:13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84" office:value-type="float">
            <text:p>4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1:41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67" office:value-type="float">
            <text:p>0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1:03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68" office:value-type="float">
            <text:p>3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9:51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6" office:value-type="float">
            <text:p>4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8:03:30.000Z</text:p>
          </table:table-cell>
          <table:table-cell office:value-type="string">
            <text:p>0xf5d9776b58a56f7b5aea9568254e977cff64283d</text:p>
          </table:table-cell>
          <table:table-cell office:value="41783260842" office:value-type="float">
            <text:p>41783260842</text:p>
          </table:table-cell>
          <table:table-cell office:value-type="string">
            <text:p>issuer</text:p>
          </table:table-cell>
          <table:table-cell office:value-type="string">
            <text:p>0x866ebb41c48edacb267bd5469a330e6061c3bc5c</text:p>
          </table:table-cell>
          <table:table-cell office:value="41000000058" office:value-type="float">
            <text:p>41000000058</text:p>
          </table:table-cell>
          <table:table-cell office:value-type="string">
            <text:p>beneficiary</text:p>
          </table:table-cell>
          <table:table-cell office:value="50.05" office:value-type="float">
            <text:p>50.0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9:11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75" office:value-type="float">
            <text:p>5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5:45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44" office:value-type="float">
            <text:p>3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4:35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1" office:value-type="float">
            <text:p>2.3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4:56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82" office:value-type="float">
            <text:p>0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8:34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82" office:value-type="float">
            <text:p>3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45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23" office:value-type="float">
            <text:p>2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45.000Z</text:p>
          </table:table-cell>
          <table:table-cell office:value-type="string">
            <text:p>0x1da716899b9bbe1d935971fc2eaa543cea927895</text:p>
          </table:table-cell>
          <table:table-cell office:value="41000000024" office:value-type="float">
            <text:p>4100000002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74" office:value-type="float">
            <text:p>4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1:38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26" office:value-type="float">
            <text:p>5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3:51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9" office:value-type="float">
            <text:p>3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15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14" office:value-type="float">
            <text:p>4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3:51.000Z</text:p>
          </table:table-cell>
          <table:table-cell office:value-type="string">
            <text:p>0x048fd82169bd29634b5d67acdf5c6184d1901ce7</text:p>
          </table:table-cell>
          <table:table-cell office:value="41000000020" office:value-type="float">
            <text:p>4100000002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83" office:value-type="float">
            <text:p>3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4:47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" office:value-type="float">
            <text:p>2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4:4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39" office:value-type="float">
            <text:p>4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3:51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66" office:value-type="float">
            <text:p>3.6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9:54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5" office:value-type="float">
            <text:p>5.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3:01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27" office:value-type="float">
            <text:p>0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0:15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47" office:value-type="float">
            <text:p>1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3:27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" office:value-type="float">
            <text:p>2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0:47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75" office:value-type="float">
            <text:p>2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3:48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44" office:value-type="float">
            <text:p>0.4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7:56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9" office:value-type="float">
            <text:p>4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9:54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86" office:value-type="float">
            <text:p>2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9:05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1" office:value-type="float">
            <text:p>3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0:16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2" office:value-type="float">
            <text:p>2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2:17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88" office:value-type="float">
            <text:p>5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9:35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61" office:value-type="float">
            <text:p>4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9:54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87" office:value-type="float">
            <text:p>5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0:47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" office:value-type="float">
            <text:p>1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10:03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4.55" office:value-type="float">
            <text:p>4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0:49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49" office:value-type="float">
            <text:p>5.4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3:22.000Z</text:p>
          </table:table-cell>
          <table:table-cell office:value-type="string">
            <text:p>0xa2fe6da19611c46ca96e80d143cbcc125e569ffd</text:p>
          </table:table-cell>
          <table:table-cell office:value="41000000085" office:value-type="float">
            <text:p>4100000008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58" office:value-type="float">
            <text:p>1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0:39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18" office:value-type="float">
            <text:p>0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4:40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24" office:value-type="float">
            <text:p>5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11:19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25" office:value-type="float">
            <text:p>1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2:48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" office:value-type="float">
            <text:p>1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7:13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86" office:value-type="float">
            <text:p>1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9:34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4" office:value-type="float">
            <text:p>3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8:31.000Z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5" office:value-type="float">
            <text:p>4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6:49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72" office:value-type="float">
            <text:p>5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8:56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43" office:value-type="float">
            <text:p>1.4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0:23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4" office:value-type="float">
            <text:p>3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2:14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85" office:value-type="float">
            <text:p>1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5:59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9" office:value-type="float">
            <text:p>3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10:44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42" office:value-type="float">
            <text:p>1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8:41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1" office:value-type="float">
            <text:p>3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2:52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5.3" office:value-type="float">
            <text:p>5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6:01:41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14" office:value-type="float">
            <text:p>0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9:56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4.95" office:value-type="float">
            <text:p>4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9:33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6" office:value-type="float">
            <text:p>3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7:02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6" office:value-type="float">
            <text:p>4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1:48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5" office:value-type="float">
            <text:p>0.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7:15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2" office:value-type="float">
            <text:p>4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2:46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79" office:value-type="float">
            <text:p>1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6:33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6" office:value-type="float">
            <text:p>1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1:16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3" office:value-type="float">
            <text:p>4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3:33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62" office:value-type="float">
            <text:p>3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8:44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54" office:value-type="float">
            <text:p>0.5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5:39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28" office:value-type="float">
            <text:p>3.2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8:4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21" office:value-type="float">
            <text:p>3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3:30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35" office:value-type="float">
            <text:p>1.3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9:34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76" office:value-type="float">
            <text:p>3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4:48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87" office:value-type="float">
            <text:p>1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7:33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34" office:value-type="float">
            <text:p>2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0:11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86" office:value-type="float">
            <text:p>1.8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8:27.000Z</text:p>
          </table:table-cell>
          <table:table-cell office:value-type="string">
            <text:p>0xc63967a47ec82e6a9945cd693ed645820f92cc33</text:p>
          </table:table-cell>
          <table:table-cell office:value="41000000044" office:value-type="float">
            <text:p>4100000004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35" office:value-type="float">
            <text:p>0.3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4:11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36" office:value-type="float">
            <text:p>4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6:51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95" office:value-type="float">
            <text:p>4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8:10.000Z</text:p>
          </table:table-cell>
          <table:table-cell office:value-type="string">
            <text:p>0x36636976ba79a73a799dbb4ff85b738001b2dbaf</text:p>
          </table:table-cell>
          <table:table-cell office:value="41000000041" office:value-type="float">
            <text:p>4100000004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15" office:value-type="float">
            <text:p>2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0.88" office:value-type="float">
            <text:p>130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0:24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81" office:value-type="float">
            <text:p>2.8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8:06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39" office:value-type="float">
            <text:p>5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7:19.000Z</text:p>
          </table:table-cell>
          <table:table-cell office:value-type="string">
            <text:p>0xc386cb1f1a555d222bcdc90a03e1686632a44ec3</text:p>
          </table:table-cell>
          <table:table-cell office:value="41000000019" office:value-type="float">
            <text:p>4100000001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17" office:value-type="float">
            <text:p>0.1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3:10.000Z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7.74" office:value-type="float">
            <text:p>137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11:08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34" office:value-type="float">
            <text:p>2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6:30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51" office:value-type="float">
            <text:p>5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6:31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8" office:value-type="float">
            <text:p>5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7:57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58" office:value-type="float">
            <text:p>3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38.000Z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01.57" office:value-type="float">
            <text:p>101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6:20.000Z</text:p>
          </table:table-cell>
          <table:table-cell office:value-type="string">
            <text:p>0xec9ad4fa6e0e174476cd3d3f1d521d6a5ed44247</text:p>
          </table:table-cell>
          <table:table-cell office:value="41000000059" office:value-type="float">
            <text:p>41000000059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87" office:value-type="float">
            <text:p>0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52.000Z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3.84" office:value-type="float">
            <text:p>133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10:39.000Z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2.99" office:value-type="float">
            <text:p>2.9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5:26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69" office:value-type="float">
            <text:p>4.6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7:13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2.47" office:value-type="float">
            <text:p>2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7:27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78" office:value-type="float">
            <text:p>1.7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6:01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42" office:value-type="float">
            <text:p>5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20.000Z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65.34" office:value-type="float">
            <text:p>165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1:51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79" office:value-type="float">
            <text:p>0.7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5:42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76" office:value-type="float">
            <text:p>3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10:19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14" office:value-type="float">
            <text:p>0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5:4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13" office:value-type="float">
            <text:p>5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6:04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42" office:value-type="float">
            <text:p>4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29.000Z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6.67" office:value-type="float">
            <text:p>116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5:18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6" office:value-type="float">
            <text:p>3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7:00:05.000Z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7.92" office:value-type="float">
            <text:p>117.9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1:50.000Z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54.45" office:value-type="float">
            <text:p>154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4:28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47" office:value-type="float">
            <text:p>2.4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40.000Z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8.81" office:value-type="float">
            <text:p>188.8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2.64" office:value-type="float">
            <text:p>182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4:28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19" office:value-type="float">
            <text:p>2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6:40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97" office:value-type="float">
            <text:p>5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8:06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65" office:value-type="float">
            <text:p>5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3:28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21" office:value-type="float">
            <text:p>4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8:28.000Z</text:p>
          </table:table-cell>
          <table:table-cell office:value-type="string">
            <text:p>0x64aa31e60e30e3c94bd85d9c2054eebdf0787829</text:p>
          </table:table-cell>
          <table:table-cell office:value="41000000012" office:value-type="float">
            <text:p>4100000001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33" office:value-type="float">
            <text:p>4.3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1:03.000Z</text:p>
          </table:table-cell>
          <table:table-cell office:value-type="string">
            <text:p>0x459707317d953bff478009cee38859c6e22ad7fa</text:p>
          </table:table-cell>
          <table:table-cell office:value="41000000047" office:value-type="float">
            <text:p>41000000047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8" office:value-type="float">
            <text:p>0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1:57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0.2" office:value-type="float">
            <text:p>0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0:13:10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1" office:value-type="float">
            <text:p>1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6:50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9" office:value-type="float">
            <text:p>0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3:16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1.26" office:value-type="float">
            <text:p>1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1:49.000Z</text:p>
          </table:table-cell>
          <table:table-cell office:value-type="string">
            <text:p>0x93a20181a3a317e477aded569e3bd64aae3b5805</text:p>
          </table:table-cell>
          <table:table-cell office:value="41000000076" office:value-type="float">
            <text:p>4100000007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93" office:value-type="float">
            <text:p>1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2:18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6" office:value-type="float">
            <text:p>5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06:0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83" office:value-type="float">
            <text:p>4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2:41.000Z</text:p>
          </table:table-cell>
          <table:table-cell office:value-type="string">
            <text:p>0x1e4ffaf2ec8172b9af8ecb4a5c65fa2f97de187d</text:p>
          </table:table-cell>
          <table:table-cell office:value="41000000045" office:value-type="float">
            <text:p>41000000045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4" office:value-type="float">
            <text:p>0.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13:06.000Z</text:p>
          </table:table-cell>
          <table:table-cell office:value-type="string">
            <text:p>0x0f832bc6ee10ab5a476d0415379ff8b61858eac6</text:p>
          </table:table-cell>
          <table:table-cell office:value="41000000022" office:value-type="float">
            <text:p>41000000022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53" office:value-type="float">
            <text:p>0.5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1:15.000Z</text:p>
          </table:table-cell>
          <table:table-cell office:value-type="string">
            <text:p>0x06db6a53ddf35aa6177a3a1f2a2da7be6fb6cb50</text:p>
          </table:table-cell>
          <table:table-cell office:value="41000000096" office:value-type="float">
            <text:p>4100000009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87" office:value-type="float">
            <text:p>3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6:06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39" office:value-type="float">
            <text:p>3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1:32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82" office:value-type="float">
            <text:p>0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0:41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38" office:value-type="float">
            <text:p>4.3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0:41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49" office:value-type="float">
            <text:p>4.4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3:51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45" office:value-type="float">
            <text:p>1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6:06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1" office:value-type="float">
            <text:p>5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4:35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88" office:value-type="float">
            <text:p>2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2:19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1" office:value-type="float">
            <text:p>5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2:56.000Z</text:p>
          </table:table-cell>
          <table:table-cell office:value-type="string">
            <text:p>0x736c679ea2ce04e8c61eca6c39a7c928f3ed49cd</text:p>
          </table:table-cell>
          <table:table-cell office:value="41000000082" office:value-type="float">
            <text:p>41000000082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68" office:value-type="float">
            <text:p>1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5:27.000Z</text:p>
          </table:table-cell>
          <table:table-cell office:value-type="string">
            <text:p>0xd1332c2ce50ac3a9be37119450f1ee909d271052</text:p>
          </table:table-cell>
          <table:table-cell office:value="41000000036" office:value-type="float">
            <text:p>4100000003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2.95" office:value-type="float">
            <text:p>2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7:57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3" office:value-type="float">
            <text:p>4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1:04.000Z</text:p>
          </table:table-cell>
          <table:table-cell office:value-type="string">
            <text:p>0x80f9c2c776a1ecc436d8c80393419bcf144bec7c</text:p>
          </table:table-cell>
          <table:table-cell office:value="41000000093" office:value-type="float">
            <text:p>41000000093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0.26" office:value-type="float">
            <text:p>0.2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1:19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61" office:value-type="float">
            <text:p>2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0:14.000Z</text:p>
          </table:table-cell>
          <table:table-cell office:value-type="string">
            <text:p>0xb41d12e813a24b373f0e9bfe4382badca0b09e0a</text:p>
          </table:table-cell>
          <table:table-cell office:value="41000000025" office:value-type="float">
            <text:p>4100000002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1.55" office:value-type="float">
            <text:p>1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3:00:12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42" office:value-type="float">
            <text:p>3.4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4:45.000Z</text:p>
          </table:table-cell>
          <table:table-cell office:value-type="string">
            <text:p>0x2e8a4d3cce2f75323a06c16dd7c86e3b9145fa7b</text:p>
          </table:table-cell>
          <table:table-cell office:value="41000000090" office:value-type="float">
            <text:p>4100000009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7" office:value-type="float">
            <text:p>1.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2:26.000Z</text:p>
          </table:table-cell>
          <table:table-cell office:value-type="string">
            <text:p>0xa8f07d33ec898608b843e7851bf86563f2a30a14</text:p>
          </table:table-cell>
          <table:table-cell office:value="41000000040" office:value-type="float">
            <text:p>41000000040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2" office:value-type="float">
            <text:p>2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4:32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1" office:value-type="float">
            <text:p>1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2:54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36" office:value-type="float">
            <text:p>2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0:38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8" office:value-type="float">
            <text:p>1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0:37.000Z</text:p>
          </table:table-cell>
          <table:table-cell office:value-type="string">
            <text:p>0xd4d589efc093e76cf973831a19014414fd9f9023</text:p>
          </table:table-cell>
          <table:table-cell office:value="41000000063" office:value-type="float">
            <text:p>41000000063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5.71" office:value-type="float">
            <text:p>5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0:15.000Z</text:p>
          </table:table-cell>
          <table:table-cell office:value-type="string">
            <text:p>0x0beff5a039070c5cde5607605814be4ee657256b</text:p>
          </table:table-cell>
          <table:table-cell office:value="41000000030" office:value-type="float">
            <text:p>41000000030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65" office:value-type="float">
            <text:p>5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4:02:51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2" office:value-type="float">
            <text:p>4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9:26.000Z</text:p>
          </table:table-cell>
          <table:table-cell office:value-type="string">
            <text:p>0x5cf26741a38806a3767adc269dfd5d5bd38be706</text:p>
          </table:table-cell>
          <table:table-cell office:value="41000000072" office:value-type="float">
            <text:p>4100000007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0.1" office:value-type="float">
            <text:p>0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09:00:2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12" office:value-type="float">
            <text:p>1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3:38.000Z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84" office:value-type="float">
            <text:p>5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03:33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94" office:value-type="float">
            <text:p>4.9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5:12:14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11" office:value-type="float">
            <text:p>3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7:24.000Z</text:p>
          </table:table-cell>
          <table:table-cell office:value-type="string">
            <text:p>0xe2ff12a02dab583f14107e0f4eb0dda708c71ea1</text:p>
          </table:table-cell>
          <table:table-cell office:value="41000000049" office:value-type="float">
            <text:p>41000000049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98" office:value-type="float">
            <text:p>0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3:34.000Z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8" office:value-type="float">
            <text:p>5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8:24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3" office:value-type="float">
            <text:p>5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2:50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62" office:value-type="float">
            <text:p>3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2:52.000Z</text:p>
          </table:table-cell>
          <table:table-cell office:value-type="string">
            <text:p>0xd3828b61c8c9429822e449a82307a34cae14788d</text:p>
          </table:table-cell>
          <table:table-cell office:value="41000000055" office:value-type="float">
            <text:p>4100000005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24" office:value-type="float">
            <text:p>5.2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10:03.000Z</text:p>
          </table:table-cell>
          <table:table-cell office:value-type="string">
            <text:p>0xe541b078f0b0bd7e6d89b904a6a0619b1ba79525</text:p>
          </table:table-cell>
          <table:table-cell office:value="41000000028" office:value-type="float">
            <text:p>41000000028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22" office:value-type="float">
            <text:p>5.2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10:16.000Z</text:p>
          </table:table-cell>
          <table:table-cell office:value-type="string">
            <text:p>0xad9e330fee8d45565e9b9183dfebc70aa3d06533</text:p>
          </table:table-cell>
          <table:table-cell office:value="41000000057" office:value-type="float">
            <text:p>41000000057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46" office:value-type="float">
            <text:p>2.4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7:55.000Z</text:p>
          </table:table-cell>
          <table:table-cell office:value-type="string">
            <text:p>0x888d4ee31ff233e9cf50c0850d2dbc1650bbb198</text:p>
          </table:table-cell>
          <table:table-cell office:value="41000000018" office:value-type="float">
            <text:p>4100000001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39" office:value-type="float">
            <text:p>3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6:07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32" office:value-type="float">
            <text:p>3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3:28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4.71" office:value-type="float">
            <text:p>4.7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2:15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3.25" office:value-type="float">
            <text:p>3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4:11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1.48" office:value-type="float">
            <text:p>1.4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3:49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55" office:value-type="float">
            <text:p>0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2:15.000Z</text:p>
          </table:table-cell>
          <table:table-cell office:value-type="string">
            <text:p>0x03182e808e79943f4f6b77bca55791964ca4c9dd</text:p>
          </table:table-cell>
          <table:table-cell office:value="41000000071" office:value-type="float">
            <text:p>41000000071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68" office:value-type="float">
            <text:p>3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11:07.000Z</text:p>
          </table:table-cell>
          <table:table-cell office:value-type="string">
            <text:p>0xb033efb213d7c84ed879f4ab549f9bede262e258</text:p>
          </table:table-cell>
          <table:table-cell office:value="41000000087" office:value-type="float">
            <text:p>4100000008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62" office:value-type="float">
            <text:p>1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9:22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15" office:value-type="float">
            <text:p>1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2:08.000Z</text:p>
          </table:table-cell>
          <table:table-cell office:value-type="string">
            <text:p>0x4df5982c39df0e216ed70a48912b374cef97b152</text:p>
          </table:table-cell>
          <table:table-cell office:value="41000000013" office:value-type="float">
            <text:p>4100000001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4.9" office:value-type="float">
            <text:p>4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10:24.000Z</text:p>
          </table:table-cell>
          <table:table-cell office:value-type="string">
            <text:p>0x8b26fee8c5673869a9d7c4cdc66ea2588e886467</text:p>
          </table:table-cell>
          <table:table-cell office:value="41000000016" office:value-type="float">
            <text:p>4100000001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6" office:value-type="float">
            <text:p>4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4:31.000Z</text:p>
          </table:table-cell>
          <table:table-cell office:value-type="string">
            <text:p>0x85ecb7702122b0ec0d316af7b42d95bc4f380f43</text:p>
          </table:table-cell>
          <table:table-cell office:value="41000000078" office:value-type="float">
            <text:p>4100000007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0.29" office:value-type="float">
            <text:p>0.2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11:34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82" office:value-type="float">
            <text:p>3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0:31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41" office:value-type="float">
            <text:p>3.4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4:56.000Z</text:p>
          </table:table-cell>
          <table:table-cell office:value-type="string">
            <text:p>0xcbf7d71a4ebd4ca865585a74511d1fc2489211ea</text:p>
          </table:table-cell>
          <table:table-cell office:value="41000000065" office:value-type="float">
            <text:p>4100000006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4.45" office:value-type="float">
            <text:p>4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0:47.000Z</text:p>
          </table:table-cell>
          <table:table-cell office:value-type="string">
            <text:p>0xf2c1cdd995ae0c165af2927b234d89c53f7dad03</text:p>
          </table:table-cell>
          <table:table-cell office:value="41000000051" office:value-type="float">
            <text:p>41000000051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1.32" office:value-type="float">
            <text:p>1.3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1:28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0.72" office:value-type="float">
            <text:p>0.7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1:56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3" office:value-type="float">
            <text:p>4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9:35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61" office:value-type="float">
            <text:p>3.6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0:58.000Z</text:p>
          </table:table-cell>
          <table:table-cell office:value-type="string">
            <text:p>0x15a5fbcfa938bb48bb702bf8dbd8512d96c951ee</text:p>
          </table:table-cell>
          <table:table-cell office:value="41000000068" office:value-type="float">
            <text:p>4100000006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4.27" office:value-type="float">
            <text:p>4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8:56.000Z</text:p>
          </table:table-cell>
          <table:table-cell office:value-type="string">
            <text:p>0x6014216007f628e33bfc71120d1cf7e95e740784</text:p>
          </table:table-cell>
          <table:table-cell office:value="41000000039" office:value-type="float">
            <text:p>41000000039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19" office:value-type="float">
            <text:p>1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3:37.000Z</text:p>
          </table:table-cell>
          <table:table-cell office:value-type="string">
            <text:p>0x590f52c9d895c1f2c905adbdd4762c3a5d4fe63c</text:p>
          </table:table-cell>
          <table:table-cell office:value="41000000027" office:value-type="float">
            <text:p>4100000002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13" office:value-type="float">
            <text:p>3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0:07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91" office:value-type="float">
            <text:p>4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7:42.000Z</text:p>
          </table:table-cell>
          <table:table-cell office:value-type="string">
            <text:p>0x892c2c4458d93b5a1d182ccfb7c2fd6268853885</text:p>
          </table:table-cell>
          <table:table-cell office:value="41000000042" office:value-type="float">
            <text:p>41000000042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16" office:value-type="float">
            <text:p>5.1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8:08:41.000Z</text:p>
          </table:table-cell>
          <table:table-cell office:value-type="string">
            <text:p>0xdc6b0f39c8f7ee96d9017cb991def306e8706c8c</text:p>
          </table:table-cell>
          <table:table-cell office:value="41000000097" office:value-type="float">
            <text:p>41000000097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27" office:value-type="float">
            <text:p>2.2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11:54.000Z</text:p>
          </table:table-cell>
          <table:table-cell office:value-type="string">
            <text:p>0xba1633dba5a7a0e96f4378c005db0a88e3c1ee81</text:p>
          </table:table-cell>
          <table:table-cell office:value="41000000077" office:value-type="float">
            <text:p>41000000077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0.34" office:value-type="float">
            <text:p>0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0:10.000Z</text:p>
          </table:table-cell>
          <table:table-cell office:value-type="string">
            <text:p>0x0024fc81c743093ffe692c99dc989a947076e692</text:p>
          </table:table-cell>
          <table:table-cell office:value="41000000032" office:value-type="float">
            <text:p>41000000032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1.97" office:value-type="float">
            <text:p>1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6:07:44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51" office:value-type="float">
            <text:p>1.5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8:39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74" office:value-type="float">
            <text:p>0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5:13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1.83" office:value-type="float">
            <text:p>1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0:37.000Z</text:p>
          </table:table-cell>
          <table:table-cell office:value-type="string">
            <text:p>0xa3486a69e2a57c809b5717eb7f94c766ddc8d040</text:p>
          </table:table-cell>
          <table:table-cell office:value="41000000080" office:value-type="float">
            <text:p>41000000080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0.59" office:value-type="float">
            <text:p>0.5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5:40.000Z</text:p>
          </table:table-cell>
          <table:table-cell office:value-type="string">
            <text:p>0x93a20181a3a317e477aded569e3bd64aae3b5805</text:p>
          </table:table-cell>
          <table:table-cell office:value="41000000076" office:value-type="float">
            <text:p>4100000007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5.11" office:value-type="float">
            <text:p>5.1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2:5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0.68" office:value-type="float">
            <text:p>0.6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1:05:42.000Z</text:p>
          </table:table-cell>
          <table:table-cell office:value-type="string">
            <text:p>0x3ad1e94b8fbb29c11eb6e7e6fa4b1146928e0db8</text:p>
          </table:table-cell>
          <table:table-cell office:value="41000000062" office:value-type="float">
            <text:p>41000000062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36" office:value-type="float">
            <text:p>2.3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8:13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3.23" office:value-type="float">
            <text:p>3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08:19.000Z</text:p>
          </table:table-cell>
          <table:table-cell office:value-type="string">
            <text:p>0xee6ed82305e5cca6b14e9fc719c858a25a538654</text:p>
          </table:table-cell>
          <table:table-cell office:value="41000000046" office:value-type="float">
            <text:p>4100000004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74" office:value-type="float">
            <text:p>5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1:27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88" office:value-type="float">
            <text:p>4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5:39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25" office:value-type="float">
            <text:p>2.2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2:53.000Z</text:p>
          </table:table-cell>
          <table:table-cell office:value-type="string">
            <text:p>0x0511a34ffa145fe6fcbdc13e2d260f6defac52f1</text:p>
          </table:table-cell>
          <table:table-cell office:value="41000000064" office:value-type="float">
            <text:p>41000000064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5.62" office:value-type="float">
            <text:p>5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11:51.000Z</text:p>
          </table:table-cell>
          <table:table-cell office:value-type="string">
            <text:p>0xf0fe752bd3a150e93274d5f5c5d551a682da166c</text:p>
          </table:table-cell>
          <table:table-cell office:value="41000000088" office:value-type="float">
            <text:p>41000000088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2.6" office:value-type="float">
            <text:p>2.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7:09.000Z</text:p>
          </table:table-cell>
          <table:table-cell office:value-type="string">
            <text:p>0x8b26fee8c5673869a9d7c4cdc66ea2588e886467</text:p>
          </table:table-cell>
          <table:table-cell office:value="41000000016" office:value-type="float">
            <text:p>41000000016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2.14" office:value-type="float">
            <text:p>2.1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2:37.000Z</text:p>
          </table:table-cell>
          <table:table-cell office:value-type="string">
            <text:p>0x21a9ea1569ab055ed416fa74710d103553e645bb</text:p>
          </table:table-cell>
          <table:table-cell office:value="41000000050" office:value-type="float">
            <text:p>41000000050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3.58" office:value-type="float">
            <text:p>3.5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1:24.000Z</text:p>
          </table:table-cell>
          <table:table-cell office:value-type="string">
            <text:p>0x987385dba176c630391d41aa83eaa4f8d23777c6</text:p>
          </table:table-cell>
          <table:table-cell office:value="41000000014" office:value-type="float">
            <text:p>4100000001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1" office:value-type="float">
            <text:p>0.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08:10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3.87" office:value-type="float">
            <text:p>3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3:49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97" office:value-type="float">
            <text:p>2.9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6:36.000Z</text:p>
          </table:table-cell>
          <table:table-cell office:value-type="string">
            <text:p>0xdecc1cb1387e571999ad8faef78f86f2cc2cee74</text:p>
          </table:table-cell>
          <table:table-cell office:value="41000000083" office:value-type="float">
            <text:p>4100000008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23" office:value-type="float">
            <text:p>1.2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5:30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78" office:value-type="float">
            <text:p>4.7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0:06.000Z</text:p>
          </table:table-cell>
          <table:table-cell office:value-type="string">
            <text:p>0xf93248244aec8846ca48d143843f5854eb79a0cb</text:p>
          </table:table-cell>
          <table:table-cell office:value="41000000079" office:value-type="float">
            <text:p>4100000007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1.39" office:value-type="float">
            <text:p>1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0:39.000Z</text:p>
          </table:table-cell>
          <table:table-cell office:value-type="string">
            <text:p>0x2a7d90f960eaa399ddf76a26818f56f98bf3ec2c</text:p>
          </table:table-cell>
          <table:table-cell office:value="41000000084" office:value-type="float">
            <text:p>41000000084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4.75" office:value-type="float">
            <text:p>4.7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9:31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5" office:value-type="float">
            <text:p>5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11:11.000Z</text:p>
          </table:table-cell>
          <table:table-cell office:value-type="string">
            <text:p>0x39fe8aa20ef17b2a7c9c605e80b0562eacf73b6e</text:p>
          </table:table-cell>
          <table:table-cell office:value="41000000091" office:value-type="float">
            <text:p>4100000009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5.65" office:value-type="float">
            <text:p>5.6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8:37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74" office:value-type="float">
            <text:p>4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7:01.000Z</text:p>
          </table:table-cell>
          <table:table-cell office:value-type="string">
            <text:p>0xa100453eabecca24d252e1c98ae8406ae81e1b27</text:p>
          </table:table-cell>
          <table:table-cell office:value="41000000037" office:value-type="float">
            <text:p>41000000037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2.83" office:value-type="float">
            <text:p>2.8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0:14.000Z</text:p>
          </table:table-cell>
          <table:table-cell office:value-type="string">
            <text:p>0x084629cf3f5cbc6f37f2a8f7ce4bc4555802ea76</text:p>
          </table:table-cell>
          <table:table-cell office:value="41000000038" office:value-type="float">
            <text:p>41000000038</text:p>
          </table:table-cell>
          <table:table-cell office:value-type="string">
            <text:p>beneficiary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="3.85" office:value-type="float">
            <text:p>3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2:04:40.000Z</text:p>
          </table:table-cell>
          <table:table-cell office:value-type="string">
            <text:p>0xc1736b474ff97c4135b0fe51db4c69047ee4b3fe</text:p>
          </table:table-cell>
          <table:table-cell office:value="41000000011" office:value-type="float">
            <text:p>4100000001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82" office:value-type="float">
            <text:p>0.8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10:49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15" office:value-type="float">
            <text:p>1.1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1:59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0.39" office:value-type="float">
            <text:p>0.3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2:35.000Z</text:p>
          </table:table-cell>
          <table:table-cell office:value-type="string">
            <text:p>0x4e3a6652a4aa17242de782f40fa5195eabecd529</text:p>
          </table:table-cell>
          <table:table-cell office:value="41000000043" office:value-type="float">
            <text:p>4100000004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98" office:value-type="float">
            <text:p>5.9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08:37.000Z</text:p>
          </table:table-cell>
          <table:table-cell office:value-type="string">
            <text:p>0x7cbc155b066005afa037918f130ad32fd0994836</text:p>
          </table:table-cell>
          <table:table-cell office:value="41000000100" office:value-type="float">
            <text:p>41000000100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1.9" office:value-type="float">
            <text:p>1.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0:28.000Z</text:p>
          </table:table-cell>
          <table:table-cell office:value-type="string">
            <text:p>0x838b3dbbeb5f2ad8aa3295a21cc3fa866e0b395a</text:p>
          </table:table-cell>
          <table:table-cell office:value="41000000023" office:value-type="float">
            <text:p>41000000023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5.31" office:value-type="float">
            <text:p>5.3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8:33.000Z</text:p>
          </table:table-cell>
          <table:table-cell office:value-type="string">
            <text:p>0xdc858c3916b849618f13c33b90e02c1e62b30177</text:p>
          </table:table-cell>
          <table:table-cell office:value="41000000054" office:value-type="float">
            <text:p>41000000054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2" office:value-type="float">
            <text:p>3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7:00.000Z</text:p>
          </table:table-cell>
          <table:table-cell office:value-type="string">
            <text:p>0x47a73d4c6197d9a3700b6e87ac17e2f9786c98f0</text:p>
          </table:table-cell>
          <table:table-cell office:value="41000000034" office:value-type="float">
            <text:p>41000000034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73" office:value-type="float">
            <text:p>0.7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6:17.000Z</text:p>
          </table:table-cell>
          <table:table-cell office:value-type="string">
            <text:p>0x3cfe13231a367243da3d53fdbaadb42a4e79822b</text:p>
          </table:table-cell>
          <table:table-cell office:value="41000000031" office:value-type="float">
            <text:p>41000000031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0.16" office:value-type="float">
            <text:p>0.1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0:12:55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76" office:value-type="float">
            <text:p>0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0:08.000Z</text:p>
          </table:table-cell>
          <table:table-cell office:value-type="string">
            <text:p>0x2e7d28c289540a303b687fb410b45e2c6883cf7e</text:p>
          </table:table-cell>
          <table:table-cell office:value="41000000048" office:value-type="float">
            <text:p>41000000048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5.13" office:value-type="float">
            <text:p>5.1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6:10:16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1.96" office:value-type="float">
            <text:p>1.9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0:55.000Z</text:p>
          </table:table-cell>
          <table:table-cell office:value-type="string">
            <text:p>0xcea3a1d2ed65dc80a8925974b60348a0c57f8f99</text:p>
          </table:table-cell>
          <table:table-cell office:value="41000000067" office:value-type="float">
            <text:p>41000000067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4.91" office:value-type="float">
            <text:p>4.9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3:02.000Z</text:p>
          </table:table-cell>
          <table:table-cell office:value-type="string">
            <text:p>0xa52ed585a3db00bfb2401da059a20da9d9157e17</text:p>
          </table:table-cell>
          <table:table-cell office:value="41000000060" office:value-type="float">
            <text:p>41000000060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1.62" office:value-type="float">
            <text:p>1.6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0:05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3.93" office:value-type="float">
            <text:p>3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0:33.000Z</text:p>
          </table:table-cell>
          <table:table-cell office:value-type="string">
            <text:p>0xa9ad20615ba68c3e8fc549dd8b34854b8105cca2</text:p>
          </table:table-cell>
          <table:table-cell office:value="41000000052" office:value-type="float">
            <text:p>41000000052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8:35.000Z</text:p>
          </table:table-cell>
          <table:table-cell office:value-type="string">
            <text:p>0xac402571f9ffaa9f3333604439998589de716e85</text:p>
          </table:table-cell>
          <table:table-cell office:value="41000000070" office:value-type="float">
            <text:p>41000000070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57" office:value-type="float">
            <text:p>5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12:28.000Z</text:p>
          </table:table-cell>
          <table:table-cell office:value-type="string">
            <text:p>0xf65ece0f42930c244f0c5c1afba567ae43f70888</text:p>
          </table:table-cell>
          <table:table-cell office:value="41000000056" office:value-type="float">
            <text:p>41000000056</text:p>
          </table:table-cell>
          <table:table-cell office:value-type="string">
            <text:p>beneficiary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="3.46" office:value-type="float">
            <text:p>3.4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9:01:13.000Z</text:p>
          </table:table-cell>
          <table:table-cell office:value-type="string">
            <text:p>0xe4a8e3cd2f9cd4214f02d6e1d725656f1f33e038</text:p>
          </table:table-cell>
          <table:table-cell office:value="41000000035" office:value-type="float">
            <text:p>41000000035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0.18" office:value-type="float">
            <text:p>0.1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5:20.000Z</text:p>
          </table:table-cell>
          <table:table-cell office:value-type="string">
            <text:p>0x9c9932ad6f0205350e30fdc48e76014d1613059f</text:p>
          </table:table-cell>
          <table:table-cell office:value="41000000069" office:value-type="float">
            <text:p>4100000006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4.76" office:value-type="float">
            <text:p>4.76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8:02:30.000Z</text:p>
          </table:table-cell>
          <table:table-cell office:value-type="string">
            <text:p>0x18bad7285915518500fb03bb631353eb5fc6d9e1</text:p>
          </table:table-cell>
          <table:table-cell office:value="41000000073" office:value-type="float">
            <text:p>41000000073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21" office:value-type="float">
            <text:p>2.2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4T17:11:05.000Z</text:p>
          </table:table-cell>
          <table:table-cell office:value-type="string">
            <text:p>0x4acc1a4caef311debe3ccb878065e8e7d07462b8</text:p>
          </table:table-cell>
          <table:table-cell office:value="41000000095" office:value-type="float">
            <text:p>41000000095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02:11.000Z</text:p>
          </table:table-cell>
          <table:table-cell office:value-type="string">
            <text:p>0x0dfa0c30a2933cc460e0e2ceba5b4011f27cc844</text:p>
          </table:table-cell>
          <table:table-cell office:value="41000000029" office:value-type="float">
            <text:p>41000000029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3.19" office:value-type="float">
            <text:p>3.1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1:08.000Z</text:p>
          </table:table-cell>
          <table:table-cell office:value-type="string">
            <text:p>0xd7560c0879ecfcd6deeb0c65f84f704942520fbf</text:p>
          </table:table-cell>
          <table:table-cell office:value="41000000081" office:value-type="float">
            <text:p>4100000008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87" office:value-type="float">
            <text:p>5.8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1:01:08.000Z</text:p>
          </table:table-cell>
          <table:table-cell office:value-type="string">
            <text:p>0x08e10af8bcf0cb850b6f659348123cbc9cc42652</text:p>
          </table:table-cell>
          <table:table-cell office:value="41000000015" office:value-type="float">
            <text:p>41000000015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12" office:value-type="float">
            <text:p>5.1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4:54.000Z</text:p>
          </table:table-cell>
          <table:table-cell office:value-type="string">
            <text:p>0xdf28c26ca7b86294f489a3571220a78efe8a18b3</text:p>
          </table:table-cell>
          <table:table-cell office:value="41000000074" office:value-type="float">
            <text:p>41000000074</text:p>
          </table:table-cell>
          <table:table-cell office:value-type="string">
            <text:p>beneficiary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="5.2" office:value-type="float">
            <text:p>5.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3:03:21.000Z</text:p>
          </table:table-cell>
          <table:table-cell office:value-type="string">
            <text:p>0x389a9c49b165ee0d0d22eb535a567c1efc3d47f2</text:p>
          </table:table-cell>
          <table:table-cell office:value="41000000075" office:value-type="float">
            <text:p>41000000075</text:p>
          </table:table-cell>
          <table:table-cell office:value-type="string">
            <text:p>beneficiary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="2.8" office:value-type="float">
            <text:p>2.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07:10:14.000Z</text:p>
          </table:table-cell>
          <table:table-cell office:value-type="string">
            <text:p>0x68f70597203fb22e29da24436a621e622fa8d4b3</text:p>
          </table:table-cell>
          <table:table-cell office:value="41000000092" office:value-type="float">
            <text:p>41000000092</text:p>
          </table:table-cell>
          <table:table-cell office:value-type="string">
            <text:p>beneficiary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="4.67" office:value-type="float">
            <text:p>4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8:13:31.000Z</text:p>
          </table:table-cell>
          <table:table-cell office:value-type="string">
            <text:p>0x116e1be7c92286c7dad93377c8bada9a7e717b34</text:p>
          </table:table-cell>
          <table:table-cell office:value="41000000099" office:value-type="float">
            <text:p>41000000099</text:p>
          </table:table-cell>
          <table:table-cell office:value-type="string">
            <text:p>beneficiary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="3.85" office:value-type="float">
            <text:p>3.8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07:54.000Z</text:p>
          </table:table-cell>
          <table:table-cell office:value-type="string">
            <text:p>0x2daf53521c778f8dba7f63e93415354e9936fc06</text:p>
          </table:table-cell>
          <table:table-cell office:value="41000000098" office:value-type="float">
            <text:p>41000000098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3" office:value-type="float">
            <text:p>2.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7:02:01.000Z</text:p>
          </table:table-cell>
          <table:table-cell office:value-type="string">
            <text:p>0x240bcba2e91ec605d2e1d5368d3a6ab836e0946d</text:p>
          </table:table-cell>
          <table:table-cell office:value="41000000033" office:value-type="float">
            <text:p>41000000033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5.95" office:value-type="float">
            <text:p>5.9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1:46.000Z</text:p>
          </table:table-cell>
          <table:table-cell office:value-type="string">
            <text:p>0x54761d22093aebc542107d143d6ff2b1bff4c8c0</text:p>
          </table:table-cell>
          <table:table-cell office:value="41000000094" office:value-type="float">
            <text:p>41000000094</text:p>
          </table:table-cell>
          <table:table-cell office:value-type="string">
            <text:p>beneficiary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="2.73" office:value-type="float">
            <text:p>2.7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4:03:02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93" office:value-type="float">
            <text:p>3.93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4:54.000Z</text:p>
          </table:table-cell>
          <table:table-cell office:value-type="string">
            <text:p>0x52f3ca04a4fcea2e2e95e99fd3ccd9c4572fc1f9</text:p>
          </table:table-cell>
          <table:table-cell office:value="41000000089" office:value-type="float">
            <text:p>41000000089</text:p>
          </table:table-cell>
          <table:table-cell office:value-type="string">
            <text:p>beneficiary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="2.89" office:value-type="float">
            <text:p>2.89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5:11:24.000Z</text:p>
          </table:table-cell>
          <table:table-cell office:value-type="string">
            <text:p>0xaade0e5b33fbacd94a99ffa086052744976b17e0</text:p>
          </table:table-cell>
          <table:table-cell office:value="41000000086" office:value-type="float">
            <text:p>41000000086</text:p>
          </table:table-cell>
          <table:table-cell office:value-type="string">
            <text:p>beneficiary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="3.52" office:value-type="float">
            <text:p>3.52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8:25.000Z</text:p>
          </table:table-cell>
          <table:table-cell office:value-type="string">
            <text:p>0x64f44f847bafbf3009d73dcf87bf73cde7d60373</text:p>
          </table:table-cell>
          <table:table-cell office:value="41000000061" office:value-type="float">
            <text:p>4100000006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5.55" office:value-type="float">
            <text:p>5.5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5T12:08:25.000Z</text:p>
          </table:table-cell>
          <table:table-cell office:value-type="string">
            <text:p>0xadbd8912042146b1eac6856a393e52c1cef79327</text:p>
          </table:table-cell>
          <table:table-cell office:value="41000000021" office:value-type="float">
            <text:p>41000000021</text:p>
          </table:table-cell>
          <table:table-cell office:value-type="string">
            <text:p>beneficiary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="2.57" office:value-type="float">
            <text:p>2.57</text:p>
          </table:table-cell>
          <table:table-cell/>
        </table:table-row>
        <table:table-row table:number-rows-repeated="215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 - Value by Type" table:style-name="ta1">
        <table:table-column table:style-name="co9" table:number-columns-repeated="3" table:default-cell-style-name="Default"/>
        <table:table-row table:style-name="ro2">
          <table:table-cell office:value-type="string">
            <text:p>Filter</text:p>
          </table:table-cell>
          <table:table-cell table:number-columns-repeated="2"/>
        </table:table-row>
        <table:table-row table:style-name="ro2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style-name="ce2">
            <text:p>Sum - value</text:p>
          </table:table-cell>
          <table:table-cell office:value-type="string" table:style-name="ce7">
            <text:p>toType</text:p>
          </table:table-cell>
          <table:table-cell table:style-name="ce11"/>
        </table:table-row>
        <table:table-row table:style-name="ro2">
          <table:table-cell office:value-type="string" table:style-name="ce3">
            <text:p>fromType</text:p>
          </table:table-cell>
          <table:table-cell office:value-type="string" table:style-name="ce8">
            <text:p>merchant</text:p>
          </table:table-cell>
          <table:table-cell office:value-type="string" table:style-name="ce12">
            <text:p>Total Result</text:p>
          </table:table-cell>
        </table:table-row>
        <table:table-row table:style-name="ro2">
          <table:table-cell office:value-type="string" table:style-name="ce4">
            <text:p>issuer</text:p>
          </table:table-cell>
          <table:table-cell office:value="3001" office:value-type="float" table:style-name="ce9">
            <text:p>3001</text:p>
          </table:table-cell>
          <table:table-cell office:value="3001" office:value-type="float" table:style-name="ce13">
            <text:p>3001</text:p>
          </table:table-cell>
        </table:table-row>
        <table:table-row table:style-name="ro2">
          <table:table-cell office:value-type="string" table:style-name="ce5">
            <text:p>Total Result</text:p>
          </table:table-cell>
          <table:table-cell office:value="3001" office:value-type="float" table:style-name="ce10">
            <text:p>3001</text:p>
          </table:table-cell>
          <table:table-cell office:value="3001" office:value-type="float" table:style-name="ce14">
            <text:p>3001</text:p>
          </table:table-cell>
        </table:table-row>
      </table:table>
      <table:table table:name="Matrix - Count By Type" table:style-name="ta1">
        <table:table-column table:style-name="co9" table:number-columns-repeated="3" table:default-cell-style-name="Default"/>
        <table:table-row table:style-name="ro1"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table:style-name="ce2">
            <text:p>Count - timestamp</text:p>
          </table:table-cell>
          <table:table-cell office:value-type="string" table:style-name="ce7">
            <text:p>toType</text:p>
          </table:table-cell>
          <table:table-cell table:style-name="ce11"/>
        </table:table-row>
        <table:table-row table:style-name="ro1">
          <table:table-cell office:value-type="string" table:style-name="ce3">
            <text:p>fromType</text:p>
          </table:table-cell>
          <table:table-cell office:value-type="string" table:style-name="ce8">
            <text:p>merchant</text:p>
          </table:table-cell>
          <table:table-cell office:value-type="string" table:style-name="ce12">
            <text:p>Total Result</text:p>
          </table:table-cell>
        </table:table-row>
        <table:table-row table:style-name="ro1">
          <table:table-cell office:value-type="string" table:style-name="ce4">
            <text:p>issuer</text:p>
          </table:table-cell>
          <table:table-cell office:value="1" office:value-type="float" table:style-name="ce9">
            <text:p>1</text:p>
          </table:table-cell>
          <table:table-cell office:value="1" office:value-type="float" table:style-name="ce13">
            <text:p>1</text:p>
          </table:table-cell>
        </table:table-row>
        <table:table-row table:style-name="ro1">
          <table:table-cell office:value-type="string" table:style-name="ce5">
            <text:p>Total Result</text:p>
          </table:table-cell>
          <table:table-cell office:value="1" office:value-type="float" table:style-name="ce10">
            <text:p>1</text:p>
          </table:table-cell>
          <table:table-cell office:value="1" office:value-type="float" table:style-name="ce14">
            <text:p>1</text:p>
          </table:table-cell>
        </table:table-row>
      </table:table>
      <table:table table:name="By Send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style-name="ce15">
            <text:p>fromPhone</text:p>
          </table:table-cell>
          <table:table-cell office:value-type="string" table:style-name="ce7">
            <text:p>fromType</text:p>
          </table:table-cell>
          <table:table-cell office:value-type="string" table:style-name="ce7">
            <text:p>Data</text:p>
          </table:table-cell>
          <table:table-cell table:style-name="ce25"/>
        </table:table-row>
        <table:table-row table:style-name="ro1">
          <table:table-cell office:value="41783260842" office:value-type="float" table:style-name="ce4">
            <text:p>41783260842</text:p>
          </table:table-cell>
          <table:table-cell office:value-type="string" table:style-name="ce19">
            <text:p>issuer</text:p>
          </table:table-cell>
          <table:table-cell office:value-type="string" table:style-name="ce19">
            <text:p>Sum - value</text:p>
          </table:table-cell>
          <table:table-cell office:value="3001" office:value-type="float" table:style-name="ce26">
            <text:p>3001</text:p>
          </table:table-cell>
        </table:table-row>
        <table:table-row table:style-name="ro1">
          <table:table-cell table:style-name="ce16"/>
          <table:table-cell table:style-name="ce20"/>
          <table:table-cell office:value-type="string" table:style-name="ce20">
            <text:p>Count - timestamp</text:p>
          </table:table-cell>
          <table:table-cell office:value="1" office:value-type="float" table:style-name="ce27">
            <text:p>1</text:p>
          </table:table-cell>
        </table:table-row>
        <table:table-row table:style-name="ro1">
          <table:table-cell office:value-type="string" table:style-name="ce17">
            <text:p>Total Sum - value</text:p>
          </table:table-cell>
          <table:table-cell table:style-name="ce21"/>
          <table:table-cell table:style-name="ce23"/>
          <table:table-cell office:value="3001" office:value-type="float" table:style-name="ce13">
            <text:p>3001</text:p>
          </table:table-cell>
        </table:table-row>
        <table:table-row table:style-name="ro1">
          <table:table-cell office:value-type="string" table:style-name="ce18">
            <text:p>Total Count - timestamp</text:p>
          </table:table-cell>
          <table:table-cell table:style-name="ce22"/>
          <table:table-cell table:style-name="ce24"/>
          <table:table-cell office:value="1" office:value-type="float" table:style-name="ce14">
            <text:p>1</text:p>
          </table:table-cell>
        </table:table-row>
      </table:table>
      <table:table table:name="By Recipient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style-name="ce15">
            <text:p>toPhone</text:p>
          </table:table-cell>
          <table:table-cell office:value-type="string" table:style-name="ce7">
            <text:p>toType</text:p>
          </table:table-cell>
          <table:table-cell office:value-type="string" table:style-name="ce7">
            <text:p>Data</text:p>
          </table:table-cell>
          <table:table-cell table:style-name="ce25"/>
        </table:table-row>
        <table:table-row table:style-name="ro1">
          <table:table-cell office:value="41000000015" office:value-type="float" table:style-name="ce4">
            <text:p>41000000015</text:p>
          </table:table-cell>
          <table:table-cell office:value-type="string" table:style-name="ce19">
            <text:p>merchant</text:p>
          </table:table-cell>
          <table:table-cell office:value-type="string" table:style-name="ce19">
            <text:p>Sum - value</text:p>
          </table:table-cell>
          <table:table-cell office:value="3001" office:value-type="float" table:style-name="ce26">
            <text:p>3001</text:p>
          </table:table-cell>
        </table:table-row>
        <table:table-row table:style-name="ro1">
          <table:table-cell table:style-name="ce16"/>
          <table:table-cell table:style-name="ce20"/>
          <table:table-cell office:value-type="string" table:style-name="ce20">
            <text:p>Count - timestamp</text:p>
          </table:table-cell>
          <table:table-cell office:value="1" office:value-type="float" table:style-name="ce27">
            <text:p>1</text:p>
          </table:table-cell>
        </table:table-row>
        <table:table-row table:style-name="ro1">
          <table:table-cell office:value-type="string" table:style-name="ce17">
            <text:p>Total Sum - value</text:p>
          </table:table-cell>
          <table:table-cell table:style-name="ce21"/>
          <table:table-cell table:style-name="ce23"/>
          <table:table-cell office:value="3001" office:value-type="float" table:style-name="ce13">
            <text:p>3001</text:p>
          </table:table-cell>
        </table:table-row>
        <table:table-row table:style-name="ro1">
          <table:table-cell office:value-type="string" table:style-name="ce18">
            <text:p>Total Count - timestamp</text:p>
          </table:table-cell>
          <table:table-cell table:style-name="ce22"/>
          <table:table-cell table:style-name="ce24"/>
          <table:table-cell office:value="1" office:value-type="float" table:style-name="ce14">
            <text:p>1</text:p>
          </table:table-cell>
        </table:table-row>
      </table:table>
      <table:table table:name="Matrix - Valu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Filter</text:p>
          </table:table-cell>
          <table:table-cell table:number-columns-repeated="9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table:style-name="ce28">
            <text:p>Sum - value</text:p>
          </table:table-cell>
          <table:table-cell table:style-name="ce31"/>
          <table:table-cell office:value-type="string" table:style-name="ce7">
            <text:p>toPhone</text:p>
          </table:table-cell>
          <table:table-cell office:value-type="string" table:style-name="ce36">
            <text:p>toTyp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2"/>
          <table:table-cell office:value="41000000015" office:value-type="float" table:style-name="ce35">
            <text:p>41000000015</text:p>
          </table:table-cell>
          <table:table-cell office:value-type="string" table:style-name="ce37">
            <text:p>Total Result</text:p>
          </table:table-cell>
          <table:table-cell table:number-columns-repeated="6"/>
        </table:table-row>
        <table:table-row table:style-name="ro1">
          <table:table-cell office:value-type="string" table:style-name="ce3">
            <text:p>fromPhone</text:p>
          </table:table-cell>
          <table:table-cell office:value-type="string" table:style-name="ce33">
            <text:p>fromType</text:p>
          </table:table-cell>
          <table:table-cell office:value-type="string" table:style-name="ce8">
            <text:p>merchant</text:p>
          </table:table-cell>
          <table:table-cell table:style-name="ce38"/>
          <table:table-cell table:number-columns-repeated="6"/>
        </table:table-row>
        <table:table-row table:style-name="ro1">
          <table:table-cell office:value="41783260842" office:value-type="float" table:style-name="ce30">
            <text:p>41783260842</text:p>
          </table:table-cell>
          <table:table-cell office:value-type="string" table:style-name="ce34">
            <text:p>issuer</text:p>
          </table:table-cell>
          <table:table-cell office:value="3001" office:value-type="float" table:style-name="ce9">
            <text:p>3001</text:p>
          </table:table-cell>
          <table:table-cell office:value="3001" office:value-type="float" table:style-name="ce13">
            <text:p>3001</text:p>
          </table:table-cell>
          <table:table-cell table:number-columns-repeated="6"/>
        </table:table-row>
        <table:table-row table:style-name="ro1">
          <table:table-cell office:value-type="string" table:style-name="ce18">
            <text:p>Total Result</text:p>
          </table:table-cell>
          <table:table-cell table:style-name="ce24"/>
          <table:table-cell office:value="3001" office:value-type="float" table:style-name="ce10">
            <text:p>3001</text:p>
          </table:table-cell>
          <table:table-cell office:value="3001" office:value-type="float" table:style-name="ce14">
            <text:p>3001</text:p>
          </table:table-cell>
          <table:table-cell table:number-columns-repeated="6"/>
        </table:table-row>
      </table:table>
      <table:table table:name="Matrix - Counts" table:style-name="ta1"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style-name="ce28">
            <text:p>Count - timestamp</text:p>
          </table:table-cell>
          <table:table-cell table:style-name="ce31"/>
          <table:table-cell office:value-type="string" table:style-name="ce7">
            <text:p>toPhone</text:p>
          </table:table-cell>
          <table:table-cell office:value-type="string" table:style-name="ce36">
            <text:p>toType</text:p>
          </table:table-cell>
        </table:table-row>
        <table:table-row table:style-name="ro1">
          <table:table-cell table:style-name="ce29"/>
          <table:table-cell table:style-name="ce32"/>
          <table:table-cell office:value="41000000015" office:value-type="float" table:style-name="ce35">
            <text:p>41000000015</text:p>
          </table:table-cell>
          <table:table-cell office:value-type="string" table:style-name="ce37">
            <text:p>Total Result</text:p>
          </table:table-cell>
        </table:table-row>
        <table:table-row table:style-name="ro1">
          <table:table-cell office:value-type="string" table:style-name="ce3">
            <text:p>fromPhone</text:p>
          </table:table-cell>
          <table:table-cell office:value-type="string" table:style-name="ce33">
            <text:p>fromType</text:p>
          </table:table-cell>
          <table:table-cell office:value-type="string" table:style-name="ce8">
            <text:p>merchant</text:p>
          </table:table-cell>
          <table:table-cell table:style-name="ce38"/>
        </table:table-row>
        <table:table-row table:style-name="ro1">
          <table:table-cell office:value="41783260842" office:value-type="float" table:style-name="ce30">
            <text:p>41783260842</text:p>
          </table:table-cell>
          <table:table-cell office:value-type="string" table:style-name="ce34">
            <text:p>issuer</text:p>
          </table:table-cell>
          <table:table-cell office:value="1" office:value-type="float" table:style-name="ce9">
            <text:p>1</text:p>
          </table:table-cell>
          <table:table-cell office:value="1" office:value-type="float" table:style-name="ce13">
            <text:p>1</text:p>
          </table:table-cell>
        </table:table-row>
        <table:table-row table:style-name="ro1">
          <table:table-cell office:value-type="string" table:style-name="ce18">
            <text:p>Total Result</text:p>
          </table:table-cell>
          <table:table-cell table:style-name="ce24"/>
          <table:table-cell office:value="1" office:value-type="float" table:style-name="ce10">
            <text:p>1</text:p>
          </table:table-cell>
          <table:table-cell office:value="1" office:value-type="float" table:style-name="ce14">
            <text:p>1</text:p>
          </table:table-cell>
        </table:table-row>
      </table:table>
      <table:named-expressions/>
      <table:database-ranges>
        <table:database-range table:name="__Anonymous_DB__1" table:target-range-address="TXNdata.A1:TXNdata.I837">
          <table:sort table:bind-styles-to-content="false">
            <table:sort-by table:data-type="automatic" table:field-number="6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  <table:database-range table:contains-header="false" table:name="__Anonymous_Sheet_DB__0" table:target-range-address="TXNdata.A1:TXNdata.AMJ1049135">
          <table:sort>
            <table:sort-by table:data-type="automatic" table:field-number="0"/>
            <table:sort-by table:data-type="automatic" table:field-number="1"/>
          </table:sort>
        </table:database-range>
      </table:database-ranges>
      <table:data-pilot-tables>
        <table:data-pilot-table table:name="DataPilot1" table:application-data="" table:target-range-address="'By Recipient'.A1:'By Recipient'.D8" table:buttons="'By Recipient'.A1 'By Recipient'.A2 'By Recipient'.A4 'By Recipient'.B4 'By Recipient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row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atrix - Values'.A1:'Matrix - Values'.D8" table:buttons="'Matrix - Values'.A1 'Matrix - Values'.A2 'Matrix - Values'.A6 'Matrix - Values'.B6 'Matrix - Values'.C4 'Matrix - Value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y Sender'.A1:'By Sender'.D8" table:buttons="'By Sender'.A1 'By Sender'.A2 'By Sender'.A4 'By Sender'.B4 'By Sender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atrix - Counts'.A1:'Matrix - Counts'.D8" table:buttons="'Matrix - Counts'.A1 'Matrix - Counts'.A2 'Matrix - Counts'.A6 'Matrix - Counts'.B6 'Matrix - Counts'.C4 'Matrix - Count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atrix - Count By Type'.A1:'Matrix - Count By Type'.C7" table:buttons="'Matrix - Count By Type'.A1 'Matrix - Count By Type'.A2 'Matrix - Count By Type'.A5 'Matrix - Count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atrix - Value by Type'.A1:'Matrix - Value by Type'.C7" table:buttons="'Matrix - Value by Type'.A1 'Matrix - Value by Type'.A2 'Matrix - Value by Type'.A5 'Matrix - Value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20:38:16</dc:date>
    <dc:creator>noname </dc:creator>
    <meta:generator>LibreOffice/3.5$Linux_X86_64 LibreOffice_project/350m1$Build-2</meta:generator>
    <meta:editing-duration>PT16M52S</meta:editing-duration>
    <meta:editing-cycles>29</meta:editing-cycles>
    <meta:document-statistic meta:table-count="7" meta:cell-count="114" meta:object-count="0"/>
  </office:meta>
</office:document-meta>
</file>